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fill="none" draw:textarea-vertical-align="middle" draw:auto-grow-height="false" fo:min-height="0.458cm" fo:min-width="0.20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color="#3465a4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7.15cm" fo:min-width="4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T1" style:family="text">
      <style:text-properties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cm" svg:height="1cm" draw:transform="rotate (0.0174532925199435) translate (9.869cm 5.69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ircle draw:style-name="gr2" draw:text-style-name="P1" xml:id="id1" draw:id="id1" draw:layer="layout" svg:width="1.4cm" svg:height="1.4cm" draw:transform="rotate (-2.60054058547155) translate (11.336cm 6.43cm)" draw:kind="arc" draw:start-angle="180.08" draw:end-angle="0">
              <text:p/>
            </draw:circle>
            <draw:circle draw:style-name="gr3" draw:text-style-name="P2" xml:id="id2" draw:id="id2" draw:layer="layout" svg:width="1.4cm" svg:height="1.4cm" draw:transform="rotate (0.541052068118242) translate (13.119cm 11.783cm)" draw:kind="arc" draw:start-angle="180.08" draw:end-angle="0">
              <text:p/>
            </draw:circle>
            <draw:connector draw:style-name="gr4" draw:text-style-name="P1" draw:layer="layout" draw:type="line" svg:x1="9.775cm" svg:y1="6.551cm" svg:x2="13.48cm" svg:y2="12.383cm" draw:start-shape="id1" draw:start-glue-point="1" draw:end-shape="id2" draw:end-glue-point="3" svg:d="M9775 6551l3705 5832" svg:viewBox="0 0 3706 5833">
              <text:p/>
            </draw:connector>
            <draw:connector draw:style-name="gr4" draw:text-style-name="P1" draw:layer="layout" draw:type="line" svg:x1="10.975cm" svg:y1="5.83cm" svg:x2="14.68cm" svg:y2="11.662cm" draw:start-shape="id1" draw:start-glue-point="3" draw:end-shape="id2" draw:end-glue-point="1" svg:d="M10975 5830l3705 5832" svg:viewBox="0 0 3706 5833">
              <text:p/>
            </draw:connector>
          </draw:g>
          <draw:custom-shape draw:style-name="gr5" draw:text-style-name="P2" draw:layer="layout" svg:width="0.217cm" svg:height="0.217cm" draw:transform="rotate (-1.00478605037314) translate (12.264cm 8.9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" draw:layer="layout" svg:x1="12.23cm" svg:y1="9.1cm" svg:x2="12.2cm" svg:y2="11.6cm">
          <text:p/>
        </draw:line>
        <draw:line draw:style-name="gr7" draw:text-style-name="P1" draw:layer="layout" svg:x1="10.4cm" svg:y1="6.2cm" svg:x2="12.2cm" svg:y2="9.1cm">
          <text:p/>
        </draw:line>
        <draw:frame draw:style-name="gr8" draw:text-style-name="P3" draw:layer="layout" svg:width="0.845cm" svg:height="0.747cm" svg:x="11.8cm" svg:y="11.7cm">
          <draw:text-box>
            <text:p><text:span text:style-name="T1">F</text:span></text:p>
          </draw:text-box>
        </draw:frame>
        <draw:frame draw:style-name="gr8" draw:text-style-name="P3" draw:layer="layout" svg:width="0.972cm" svg:height="0.747cm" svg:x="12.201cm" svg:y="8.801cm">
          <draw:text-box>
            <text:p><text:span text:style-name="T1">m</text:span></text:p>
          </draw:text-box>
        </draw:frame>
        <draw:frame draw:style-name="gr8" draw:text-style-name="P3" draw:layer="layout" svg:width="0.659cm" svg:height="0.747cm" svg:x="11.201cm" svg:y="7.102cm">
          <draw:text-box>
            <text:p><text:span text:style-name="T1">l</text:span></text:p>
          </draw:text-box>
        </draw:frame>
        <draw:custom-shape draw:style-name="gr9" draw:text-style-name="P1" draw:layer="layout" svg:width="5.3cm" svg:height="7.4cm" svg:x="9.6cm" svg:y="5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2T11:40:05.210644593</meta:creation-date>
    <dc:date>2021-03-12T12:27:26.170819858</dc:date>
    <meta:editing-duration>PT35M46S</meta:editing-duration>
    <meta:editing-cycles>10</meta:editing-cycles>
    <meta:generator>LibreOffice/6.1.5.2$Linux_X86_64 LibreOffice_project/10$Build-2</meta:generator>
    <meta:document-statistic meta:object-count="14"/>
  </office:meta>
</office:document-meta>
</file>